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e4d" officeooo:paragraph-rsid="00132e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or precedence and associativity</text:p>
      <text:p text:style-name="P1">BY ALEX ON JUNE 13TH, 2007 | LAST MODIFIED BY ALEX ON MARCH 5TH, 2016</text:p>
      <text:p text:style-name="P1">In order to properly evaluate an expression such as 4 + 2 * 3, we must understand both what the operators do, and the correct order to apply them. The order in which operators are evaluated in a compound expression is called operator precedence. Using normal mathematical precedence rules (which state that multiplication is resolved before addition), we know that the above expression should evaluate as 4 + (2 * 3) to produce the value 10.</text:p>
      <text:p text:style-name="P1"/>
      <text:p text:style-name="P1">In C++, all operators are assigned a level of precedence. Those with the highest precedence are evaluated first. You can see in the table below that multiplication and division (precedence level 5) have a higher precedence than addition and subtraction (precedence level 6). The compiler uses these levels to determine how to evaluate expressions it encounters.</text:p>
      <text:p text:style-name="P1"/>
      <text:p text:style-name="P1">Thus, 4 + 2 * 3 evaluates as 4 + (2 * 3) because multiplication has a higher level of precedence than addition.</text:p>
      <text:p text:style-name="P1"/>
      <text:p text:style-name="P1">If two operators with the same precedence level are adjacent to each other in an expression, the associativity rules tell the compiler whether to evaluate the operators from left to right or from right to left. For example, in the expression 3 * 4 / 2, the multiplication and division operators are both precedence level 5. Level 5 has an associativity of left to right, so the expression is resolved from left to right: (3 * 4) / 2 = 6.</text:p>
      <text:p text:style-name="P1"/>
      <text:p text:style-name="P1">Table of operators</text:p>
      <text:p text:style-name="P1"/>
      <text:p text:style-name="P1">Notes:</text:p>
      <text:p text:style-name="P1"/>
      <text:p text:style-name="P1">Precedence level 1 is the highest precedence level, and level 17 is the lowest. Operators with a higher precedence level get evaluated first.</text:p>
      <text:p text:style-name="P1">L-&gt;R means left to right associativity.</text:p>
      <text:p text:style-name="P1">R-&gt;L means right to left associativity.</text:p>
      <text:p text:style-name="P1">Prec/Ass<text:tab/>Operator<text:tab/>Description<text:tab/>Pattern</text:p>
      <text:p text:style-name="P1">1 None<text:tab/>::</text:p>
      <text:p text:style-name="P1">::<text:tab/>Global scope (unary)</text:p>
      <text:p text:style-name="P1">Class scope (binary)<text:tab/>::name</text:p>
      <text:p text:style-name="P1">class_name::member_name</text:p>
      <text:p text:style-name="P1">2 L-&gt;R<text:tab/>()</text:p>
      <text:p text:style-name="P1">()</text:p>
      <text:p text:style-name="P1">()</text:p>
      <text:p text:style-name="P1">{}</text:p>
      <text:p text:style-name="P1">type()</text:p>
      <text:p text:style-name="P1">type{}</text:p>
      <text:p text:style-name="P1">[]</text:p>
      <text:p text:style-name="P1">.</text:p>
      <text:p text:style-name="P1">-&gt;</text:p>
      <text:p text:style-name="P1">++</text:p>
      <text:p text:style-name="P1">––</text:p>
      <text:p text:style-name="P1">typeid</text:p>
      <text:p text:style-name="P1">const_cast</text:p>
      <text:p text:style-name="P1">dynamic_cast</text:p>
      <text:p text:style-name="P1">reinterpret_cast</text:p>
      <text:p text:style-name="P1">static_cast<text:tab/>Parenthesis</text:p>
      <text:p text:style-name="P1">Function call</text:p>
      <text:p text:style-name="P1"><text:soft-page-break/>Initialization</text:p>
      <text:p text:style-name="P1">Uniform initialization (C++11)</text:p>
      <text:p text:style-name="P1">Value construction</text:p>
      <text:p text:style-name="P1">Value construction (C++11)</text:p>
      <text:p text:style-name="P1">Array subscript</text:p>
      <text:p text:style-name="P1">Member access from object</text:p>
      <text:p text:style-name="P1">Member access from object ptr</text:p>
      <text:p text:style-name="P1">Post-increment</text:p>
      <text:p text:style-name="P1">Post-decrement</text:p>
      <text:p text:style-name="P1">Run-time type information</text:p>
      <text:p text:style-name="P1">Cast away const</text:p>
      <text:p text:style-name="P1">Run-time type-checked cast</text:p>
      <text:p text:style-name="P1">Cast one type to another</text:p>
      <text:p text:style-name="P1">Compile-time type-checked cast<text:tab/>(expression)</text:p>
      <text:p text:style-name="P1">function_name(parameters)</text:p>
      <text:p text:style-name="P1">type name(expression)</text:p>
      <text:p text:style-name="P1">type name{expression}</text:p>
      <text:p text:style-name="P1">type(expression)</text:p>
      <text:p text:style-name="P1">type{expression}</text:p>
      <text:p text:style-name="P1">pointer[expression]</text:p>
      <text:p text:style-name="P1">object.member_name</text:p>
      <text:p text:style-name="P1">object_pointer-&gt;member_name</text:p>
      <text:p text:style-name="P1">lvalue++</text:p>
      <text:p text:style-name="P1">lvalue––</text:p>
      <text:p text:style-name="P1">typeid(type) or typeid(expression)</text:p>
      <text:p text:style-name="P1">const_cast&lt;type&gt;(expression)</text:p>
      <text:p text:style-name="P1">dynamic_cast&lt;type&gt;(expression)</text:p>
      <text:p text:style-name="P1">reinterpret_cast&lt;type&gt;(expression)</text:p>
      <text:p text:style-name="P1">static_cast&lt;type&gt;(expression)</text:p>
      <text:p text:style-name="P1">3 R-&gt;L<text:tab/>+</text:p>
      <text:p text:style-name="P1">-</text:p>
      <text:p text:style-name="P1">++</text:p>
      <text:p text:style-name="P1">––</text:p>
      <text:p text:style-name="P1">!</text:p>
      <text:p text:style-name="P1">~</text:p>
      <text:p text:style-name="P1">(type)</text:p>
      <text:p text:style-name="P1">sizeof</text:p>
      <text:p text:style-name="P1">&amp;</text:p>
      <text:p text:style-name="P1">*</text:p>
      <text:p text:style-name="P1">new</text:p>
      <text:p text:style-name="P1">new[]</text:p>
      <text:p text:style-name="P1">delete</text:p>
      <text:p text:style-name="P1">delete[]<text:tab/>Unary plus</text:p>
      <text:p text:style-name="P1">Unary minus</text:p>
      <text:p text:style-name="P1">Pre-increment</text:p>
      <text:p text:style-name="P1">Pre-decrement</text:p>
      <text:p text:style-name="P1">Logical NOT</text:p>
      <text:p text:style-name="P1">Bitwise NOT</text:p>
      <text:p text:style-name="P1">C-style cast</text:p>
      <text:p text:style-name="P1">Size in bytes</text:p>
      <text:p text:style-name="P1">Address of</text:p>
      <text:p text:style-name="P1">Dereference</text:p>
      <text:p text:style-name="P1"><text:soft-page-break/>Dynamic memory allocation</text:p>
      <text:p text:style-name="P1">Dynamic array allocation </text:p>
      <text:p text:style-name="P1">Dynamic memory deletion</text:p>
      <text:p text:style-name="P1">Dynamic array deletion<text:tab/>+expression</text:p>
      <text:p text:style-name="P1">-expression</text:p>
      <text:p text:style-name="P1">++lvalue</text:p>
      <text:p text:style-name="P1">––lvalue</text:p>
      <text:p text:style-name="P1">!expression</text:p>
      <text:p text:style-name="P1">~expression</text:p>
      <text:p text:style-name="P1">(type)expression</text:p>
      <text:p text:style-name="P1">sizeof(type) or sizeof(expression)</text:p>
      <text:p text:style-name="P1">&amp;lvalue</text:p>
      <text:p text:style-name="P1">*expression</text:p>
      <text:p text:style-name="P1">new type</text:p>
      <text:p text:style-name="P1">new type[expression]</text:p>
      <text:p text:style-name="P1">delete pointer</text:p>
      <text:p text:style-name="P1">delete[] pointer</text:p>
      <text:p text:style-name="P1">4 L-&gt;R<text:tab/>-&gt;*</text:p>
      <text:p text:style-name="P1">.*<text:tab/>Member pointer selector</text:p>
      <text:p text:style-name="P1">Member object selector<text:tab/>object_pointer-&gt;*pointer_to_member</text:p>
      <text:p text:style-name="P1">object.*pointer_to_member</text:p>
      <text:p text:style-name="P1">5 L-&gt;R<text:tab/>*</text:p>
      <text:p text:style-name="P1">/</text:p>
      <text:p text:style-name="P1">%<text:tab/>Multiplication</text:p>
      <text:p text:style-name="P1">Division</text:p>
      <text:p text:style-name="P1">Modulus<text:tab/>expression * expression</text:p>
      <text:p text:style-name="P1">expression / expression</text:p>
      <text:p text:style-name="P1">expression % expression</text:p>
      <text:p text:style-name="P1">6 L-&gt;R<text:tab/>+</text:p>
      <text:p text:style-name="P1">-<text:tab/>Addition</text:p>
      <text:p text:style-name="P1">Subtraction<text:tab/>expression + expression</text:p>
      <text:p text:style-name="P1">expression - expression</text:p>
      <text:p text:style-name="P1">7 L-&gt;R<text:tab/>&lt;&lt;</text:p>
      <text:p text:style-name="P1">&gt;&gt;<text:tab/>Bitwise shift left</text:p>
      <text:p text:style-name="P1">Bitwise shift right<text:tab/>expression &lt;&lt; expression</text:p>
      <text:p text:style-name="P1">expression &gt;&gt; expression</text:p>
      <text:p text:style-name="P1">8 L-&gt;R<text:tab/>&lt;</text:p>
      <text:p text:style-name="P1">&lt;=</text:p>
      <text:p text:style-name="P1">&gt;</text:p>
      <text:p text:style-name="P1">&gt;=<text:tab/>Comparison less than</text:p>
      <text:p text:style-name="P1">Comparison less than or equals</text:p>
      <text:p text:style-name="P1">Comparison greater than</text:p>
      <text:p text:style-name="P1">Comparison greater than or equals<text:tab/>expression &lt; expression</text:p>
      <text:p text:style-name="P1">expression &lt;= expression</text:p>
      <text:p text:style-name="P1">expression &gt; expression</text:p>
      <text:p text:style-name="P1">expression &gt;= expression</text:p>
      <text:p text:style-name="P1">9 L-&gt;R<text:tab/>==</text:p>
      <text:p text:style-name="P1">!=<text:tab/>Equality</text:p>
      <text:p text:style-name="P1">Inequality<text:tab/>expression == expression</text:p>
      <text:p text:style-name="P1">expression != expression</text:p>
      <text:p text:style-name="P1">10 L-&gt;R<text:tab/>&amp;<text:tab/>Bitwise AND<text:tab/>expression &amp; expression</text:p>
      <text:p text:style-name="P1">11 L-&gt;R<text:tab/>^<text:tab/>Bitwise XOR<text:tab/>expression ^ expression</text:p>
      <text:p text:style-name="P1"><text:soft-page-break/>12 L-&gt;R<text:tab/>|<text:tab/>Bitwise OR<text:tab/>expression | expression</text:p>
      <text:p text:style-name="P1">13 L-&gt;R<text:tab/>&amp;&amp;<text:tab/>Logical AND<text:tab/>expression &amp;&amp; expression</text:p>
      <text:p text:style-name="P1">14 L-&gt;R<text:tab/>||<text:tab/>Logical OR<text:tab/>expression || expression</text:p>
      <text:p text:style-name="P1">15 R-&gt;L<text:tab/>?:</text:p>
      <text:p text:style-name="P1">=</text:p>
      <text:p text:style-name="P1">*=</text:p>
      <text:p text:style-name="P1">/=</text:p>
      <text:p text:style-name="P1">%=</text:p>
      <text:p text:style-name="P1">+=</text:p>
      <text:p text:style-name="P1">-=</text:p>
      <text:p text:style-name="P1">&lt;&lt;=</text:p>
      <text:p text:style-name="P1">&gt;&gt;=</text:p>
      <text:p text:style-name="P1">&amp;=</text:p>
      <text:p text:style-name="P1">|=</text:p>
      <text:p text:style-name="P1">^=<text:tab/>Conditional (see note below)</text:p>
      <text:p text:style-name="P1">Assignment</text:p>
      <text:p text:style-name="P1">Multiplication assignment</text:p>
      <text:p text:style-name="P1">Division assignment</text:p>
      <text:p text:style-name="P1">Modulus assignment</text:p>
      <text:p text:style-name="P1">Addition assignment</text:p>
      <text:p text:style-name="P1">Subtraction assignment</text:p>
      <text:p text:style-name="P1">Bitwise shift left assignment</text:p>
      <text:p text:style-name="P1">Bitwise shift right assignment</text:p>
      <text:p text:style-name="P1">Bitwise AND assignment</text:p>
      <text:p text:style-name="P1">Bitwise OR assignment</text:p>
      <text:p text:style-name="P1">Bitwise XOR assignment<text:tab/>expression ? expression : expression</text:p>
      <text:p text:style-name="P1">lvalue = expression</text:p>
      <text:p text:style-name="P1">lvalue *= expression</text:p>
      <text:p text:style-name="P1">lvalue /= expression</text:p>
      <text:p text:style-name="P1">lvalue %= expression</text:p>
      <text:p text:style-name="P1">lvalue += expression</text:p>
      <text:p text:style-name="P1">lvalue -= expression</text:p>
      <text:p text:style-name="P1">lvalue &lt;&lt;= expression</text:p>
      <text:p text:style-name="P1">lvalue &gt;&gt;= expression</text:p>
      <text:p text:style-name="P1">lvalue &amp;= expression</text:p>
      <text:p text:style-name="P1">lvalue |= expression</text:p>
      <text:p text:style-name="P1">lvalue ^= expression</text:p>
      <text:p text:style-name="P1">16 R-&gt;L<text:tab/>throw<text:tab/>Throw expression<text:tab/>throw expression</text:p>
      <text:p text:style-name="P1">17 L-&gt;R<text:tab/>,<text:tab/>Comma operator<text:tab/>expression, expression</text:p>
      <text:p text:style-name="P1">Note: The expression in the middle of the conditional operator ?: is evaluated as if it were parenthesized.</text:p>
      <text:p text:style-name="P1"/>
      <text:p text:style-name="P1">A few operators you should already recognize: +, -, *, /, (), =, &lt;, &gt;, &lt;=, and &gt;=. These arithmetic and relational operators have the same meaning in C++ as they do in every-day usage.</text:p>
      <text:p text:style-name="P1"/>
      <text:p text:style-name="P1">However, unless you have experience with another programming language, it’s likely the majority of the operators in this table will be incomprehensible to you right now. That’s expected at this point. We’ll cover many of them in this chapter, and the rest will be introduced as there is a need for them.</text:p>
      <text:p text:style-name="P1"/>
      <text:p text:style-name="P1">The above table is primarily meant to be a reference chart that you can refer back to in the future to resolve any precedence or associativity questions you have.</text:p>
      <text:p text:style-name="P1"><text:soft-page-break/></text:p>
      <text:p text:style-name="P1">How do I do exponents?</text:p>
      <text:p text:style-name="P1"/>
      <text:p text:style-name="P1">You’ll note that the ^ operator (commonly used to denote exponentiation in standard mathematical nomenclature) is a Bitwise XOR operation in C++. C++ does not include an exponent operator. To do exponents in C++, #include the &lt;cmath&gt; header, and use the pow() function:</text:p>
      <text:p text:style-name="P1"/>
      <text:p text:style-name="P1">1</text:p>
      <text:p text:style-name="P1">2</text:p>
      <text:p text:style-name="P1">3</text:p>
      <text:p text:style-name="P1">#include &lt;cmath&gt;</text:p>
      <text:p text:style-name="P1"><text:s/></text:p>
      <text:p text:style-name="P1">double x = pow(3.0, 4.0); // 3 to the 4th power</text:p>
      <text:p text:style-name="P1">Note that the parameters and return value of pow are of type double. Note that due to rounding errors in floating point numbers, the results of pow() may not be precise (slightly smaller or larger than what you’d expect).</text:p>
      <text:p text:style-name="P1"/>
      <text:p text:style-name="P1">If you want to do integer exponents, you’re best off just using your own function to do so, like this one (that uses the “exponentiation by squaring” algorithm for efficienc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 note: exp must be non-negative</text:p>
      <text:p text:style-name="P1">int pow(int base, int exp)</text:p>
      <text:p text:style-name="P1">{</text:p>
      <text:p text:style-name="P1"><text:s text:c="4"/>int result = 1;</text:p>
      <text:p text:style-name="P1"><text:s text:c="4"/>while (exp)</text:p>
      <text:p text:style-name="P1"><text:s text:c="4"/>{</text:p>
      <text:p text:style-name="P1"><text:s text:c="8"/>if (exp &amp; 1)</text:p>
      <text:p text:style-name="P1"><text:s text:c="12"/>result *= base;</text:p>
      <text:p text:style-name="P1"><text:s text:c="8"/>exp &gt;&gt;= 1;</text:p>
      <text:p text:style-name="P1"><text:s text:c="8"/>base *= base;</text:p>
      <text:p text:style-name="P1"><text:s text:c="4"/>}</text:p>
      <text:p text:style-name="P1"><text:s/></text:p>
      <text:p text:style-name="P1"><text:s text:c="4"/>return result;</text:p>
      <text:p text:style-name="P1">}</text:p>
      <text:p text:style-name="P1">Don’t worry if you don’t understand all of the parts of this function yet. Just beware of overflowing your integer result, which can happen very quickly if either argument is large.</text:p>
      <text:p text:style-name="P1"/>
      <text:p text:style-name="P1">Quiz</text:p>
      <text:p text:style-name="P1"><text:soft-page-break/></text:p>
      <text:p text:style-name="P1">1) You know from everyday mathematics that expressions inside of parenthesis get evaluated first. For example, in the expression (2 + 3) * 4, the (2 + 3) part is evaluated first.</text:p>
      <text:p text:style-name="P1"/>
      <text:p text:style-name="P1">For this exercise, you are given a set of expressions that have no parenthesis. Using the operator precedence and associativity rules in the table above, add parentheses to each expression to make it clear how the compiler will evaluate the expression.</text:p>
      <text:p text:style-name="P1"/>
      <text:p text:style-name="P1">Hint: Use the pattern column in the table above to determine whether the operator is unary (has one operand) or binary (has two operands). Review section 1.5 -- A first look at operators if you need a refresher on what unary and binary operators are.</text:p>
      <text:p text:style-name="P1"/>
      <text:p text:style-name="P1">Sample problem: x = 2 + 3 % 4</text:p>
      <text:p text:style-name="P1">Binary operator % has higher precedence than operator + or operator =, so it gets evaluated first:</text:p>
      <text:p text:style-name="P1"/>
      <text:p text:style-name="P1">x = 2 + (3 % 4)</text:p>
      <text:p text:style-name="P1"/>
      <text:p text:style-name="P1">Binary operator + has a higher precedence than operator =, so it gets evaluated next:</text:p>
      <text:p text:style-name="P1"/>
      <text:p text:style-name="P1">Final answer: x = (2 + (3 % 4))</text:p>
      <text:p text:style-name="P1"/>
      <text:p text:style-name="P1">We now no longer need the table above to understand how this expression will evaluate.</text:p>
      <text:p text:style-name="P1"/>
      <text:p text:style-name="P1">a) x = 3 + 4 + 5;</text:p>
      <text:p text:style-name="P1">b) x = y = z;</text:p>
      <text:p text:style-name="P1">c) z *= ++y + 5;</text:p>
      <text:p text:style-name="P1">d) a || b &amp;&amp; c || d;</text:p>
      <text:p text:style-name="P1"/>
      <text:p text:style-name="P1">Solutions</text:p>
      <text:p text:style-name="P1"/>
      <text:p text:style-name="P1">1) Hide Solution</text:p>
      <text:p text:style-name="P1"/>
      <text:p text:style-name="P1">a) Binary operator + has higher precedence than =:</text:p>
      <text:p text:style-name="P1">x = (3 + 4 + 5);</text:p>
      <text:p text:style-name="P1"/>
      <text:p text:style-name="P1">Binary operator + has left to right association:</text:p>
      <text:p text:style-name="P1"/>
      <text:p text:style-name="P1">Final answer: x = ((3 + 4) + 5);</text:p>
      <text:p text:style-name="P1"/>
      <text:p text:style-name="P1">b) Binary operator = has right to left association:</text:p>
      <text:p text:style-name="P1"/>
      <text:p text:style-name="P1">Final answer: x = (y = z);</text:p>
      <text:p text:style-name="P1"/>
      <text:p text:style-name="P1">c) Unary operator ++ has the highest precedence:</text:p>
      <text:p text:style-name="P1"/>
      <text:p text:style-name="P1">z *= (++y) + 5;</text:p>
      <text:p text:style-name="P1"/>
      <text:p text:style-name="P1">Binary operator + has the next highest precedence:</text:p>
      <text:p text:style-name="P1"/>
      <text:p text:style-name="P1">Final answer: z *= ((++y) + 5);</text:p>
      <text:p text:style-name="P1"/>
      <text:p text:style-name="P1">d) Binary operator &amp;&amp; has higher precedence than ||:</text:p>
      <text:p text:style-name="P1"><text:soft-page-break/></text:p>
      <text:p text:style-name="P1">a || (b &amp;&amp; c) || d;</text:p>
      <text:p text:style-name="P1"/>
      <text:p text:style-name="P1">Binary operator || has left to right association:</text:p>
      <text:p text:style-name="P1"/>
      <text:p text:style-name="P1">Final answer: (a || (b &amp;&amp; c)) ||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36:27.431946107</meta:creation-date>
    <dc:date>2016-03-13T23:37:49.795333084</dc:date>
    <meta:editing-duration>P0D</meta:editing-duration>
    <meta:editing-cycles>1</meta:editing-cycles>
    <meta:document-statistic meta:table-count="0" meta:image-count="0" meta:object-count="0" meta:page-count="7" meta:paragraph-count="249" meta:word-count="1376" meta:character-count="8171" meta:non-whitespace-character-count="6981"/>
    <meta:generator>LibreOffice/4.2.8.2$Linux_X86_64 LibreOffice_project/420m0$Build-2</meta:generator>
  </office:meta>
</office:document-meta>
</file>